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3pt" fo:font-weight="bold" style:font-name-asian="Times New Roman" style:font-size-asian="13pt" style:language-asian="en" style:country-asian="IN" style:font-weight-asian="bold" style:font-name-complex="DejaVu Sans" style:font-size-complex="6.80000019073486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IN" style:letter-kerning="true" style:country-asian="IN" style:font-name-asian="Times New Roman" style:font-size-asian="13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2.24mm" svg:height="132.8mm" svg:x="0mm" svg:y="63.49mm">
            <loext:p draw:notify-on-update-of-ranges="Sheet1.A7:Sheet1.A12 Sheet1.B6:Sheet1.B6 Sheet1.B7:Sheet1.B12 Sheet1.C6:Sheet1.C6 Sheet1.C7:Sheet1.C12 Sheet1.D6:Sheet1.D6 Sheet1.D7:Sheet1.D12 Sheet1.E6:Sheet1.E6 Sheet1.E7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1.14mm" svg:height="132.81mm" svg:x="0mm" svg:y="263.75mm">
            <loext:p draw:notify-on-update-of-ranges="Sheet1.A50:Sheet1.A55 Sheet1.B49:Sheet1.B49 Sheet1.B50:Sheet1.B55 Sheet1.C49:Sheet1.C49 Sheet1.C50:Sheet1.C55 Sheet1.D49:Sheet1.D49 Sheet1.D50:Sheet1.D55 Sheet1.E49:Sheet1.E49 Sheet1.E50:Sheet1.E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pan text:style-name="T1">6) Find the percentage and the count of each case status on total applications for each year. Create a line graph depicting the pattern of All the cases over the period of time.</text:span></text:p>
          </table:table-cell>
          <table:table-cell table:style-name="ce5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string" calcext:value-type="string">
            <text:p>TOTAL APPLICATIONS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307936" calcext:value-type="float">
            <text:p>307936</text:p>
          </table:table-cell>
          <table:table-cell table:style-name="ce3" office:value-type="float" office:value="11596" calcext:value-type="float">
            <text:p>11596</text:p>
          </table:table-cell>
          <table:table-cell table:style-name="ce3" office:value-type="float" office:value="10105" calcext:value-type="float">
            <text:p>10105</text:p>
          </table:table-cell>
          <table:table-cell table:style-name="ce3" office:value-type="float" office:value="29130" calcext:value-type="float">
            <text:p>29130</text:p>
          </table:table-cell>
          <table:table-cell table:style-name="ce3" office:value-type="float" office:value="358767" calcext:value-type="float">
            <text:p>358767</text:p>
          </table:table-cell>
          <table:table-cell table:number-columns-repeated="1018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52668" calcext:value-type="float">
            <text:p>352668</text:p>
          </table:table-cell>
          <table:table-cell table:style-name="ce3" office:value-type="float" office:value="31118" calcext:value-type="float">
            <text:p>31118</text:p>
          </table:table-cell>
          <table:table-cell table:style-name="ce3" office:value-type="float" office:value="10725" calcext:value-type="float">
            <text:p>10725</text:p>
          </table:table-cell>
          <table:table-cell table:style-name="ce3" office:value-type="float" office:value="21096" calcext:value-type="float">
            <text:p>21096</text:p>
          </table:table-cell>
          <table:table-cell table:style-name="ce3" office:value-type="float" office:value="415607" calcext:value-type="float">
            <text:p>415607</text:p>
          </table:table-cell>
          <table:table-cell table:number-columns-repeated="1018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382951" calcext:value-type="float">
            <text:p>382951</text:p>
          </table:table-cell>
          <table:table-cell table:style-name="ce3" office:value-type="float" office:value="12141" calcext:value-type="float">
            <text:p>12141</text:p>
          </table:table-cell>
          <table:table-cell table:style-name="ce3" office:value-type="float" office:value="11590" calcext:value-type="float">
            <text:p>11590</text:p>
          </table:table-cell>
          <table:table-cell table:style-name="ce3" office:value-type="float" office:value="35432" calcext:value-type="float">
            <text:p>35432</text:p>
          </table:table-cell>
          <table:table-cell table:style-name="ce3" office:value-type="float" office:value="442114" calcext:value-type="float">
            <text:p>442114</text:p>
          </table:table-cell>
          <table:table-cell table:number-columns-repeated="1018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55144" calcext:value-type="float">
            <text:p>455144</text:p>
          </table:table-cell>
          <table:table-cell table:style-name="ce3" office:value-type="float" office:value="36350" calcext:value-type="float">
            <text:p>36350</text:p>
          </table:table-cell>
          <table:table-cell table:style-name="ce3" office:value-type="float" office:value="16034" calcext:value-type="float">
            <text:p>16034</text:p>
          </table:table-cell>
          <table:table-cell table:style-name="ce3" office:value-type="float" office:value="11899" calcext:value-type="float">
            <text:p>11899</text:p>
          </table:table-cell>
          <table:table-cell table:style-name="ce3" office:value-type="float" office:value="519427" calcext:value-type="float">
            <text:p>519427</text:p>
          </table:table-cell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547278" calcext:value-type="float">
            <text:p>547278</text:p>
          </table:table-cell>
          <table:table-cell table:style-name="ce3" office:value-type="float" office:value="41071" calcext:value-type="float">
            <text:p>41071</text:p>
          </table:table-cell>
          <table:table-cell table:style-name="ce3" office:value-type="float" office:value="19455" calcext:value-type="float">
            <text:p>19455</text:p>
          </table:table-cell>
          <table:table-cell table:style-name="ce3" office:value-type="float" office:value="10923" calcext:value-type="float">
            <text:p>10923</text:p>
          </table:table-cell>
          <table:table-cell table:style-name="ce3" office:value-type="float" office:value="618727" calcext:value-type="float">
            <text:p>618727</text:p>
          </table:table-cell>
          <table:table-cell table:number-columns-repeated="1018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69646" calcext:value-type="float">
            <text:p>569646</text:p>
          </table:table-cell>
          <table:table-cell table:style-name="ce3" office:value-type="float" office:value="47092" calcext:value-type="float">
            <text:p>47092</text:p>
          </table:table-cell>
          <table:table-cell table:style-name="ce3" office:value-type="float" office:value="21890" calcext:value-type="float">
            <text:p>21890</text:p>
          </table:table-cell>
          <table:table-cell table:style-name="ce3" office:value-type="float" office:value="9175" calcext:value-type="float">
            <text:p>9175</text:p>
          </table:table-cell>
          <table:table-cell table:style-name="ce3" office:value-type="float" office:value="647803" calcext:value-type="float">
            <text:p>64780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string" calcext:value-type="string">
            <text:p>TOTAL PERCENTAGE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85.83175" calcext:value-type="float">
            <text:p>85.83175</text:p>
          </table:table-cell>
          <table:table-cell table:style-name="ce3" office:value-type="float" office:value="3.2321813" calcext:value-type="float">
            <text:p>3.2321813</text:p>
          </table:table-cell>
          <table:table-cell table:style-name="ce3" office:value-type="float" office:value="2.8165913" calcext:value-type="float">
            <text:p>2.8165913</text:p>
          </table:table-cell>
          <table:table-cell table:style-name="ce3" office:value-type="float" office:value="8.119476" calcext:value-type="float">
            <text:p>8.1194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4.856125" calcext:value-type="float">
            <text:p>84.856125</text:p>
          </table:table-cell>
          <table:table-cell table:style-name="ce3" office:value-type="float" office:value="7.487362" calcext:value-type="float">
            <text:p>7.487362</text:p>
          </table:table-cell>
          <table:table-cell table:style-name="ce3" office:value-type="float" office:value="2.5805628" calcext:value-type="float">
            <text:p>2.5805628</text:p>
          </table:table-cell>
          <table:table-cell table:style-name="ce3" office:value-type="float" office:value="5.075949" calcext:value-type="float">
            <text:p>5.075949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6.61816" calcext:value-type="float">
            <text:p>86.61816</text:p>
          </table:table-cell>
          <table:table-cell table:style-name="ce3" office:value-type="float" office:value="8.014222" calcext:value-type="float">
            <text:p>8.014222</text:p>
          </table:table-cell>
          <table:table-cell table:style-name="ce3" office:value-type="float" office:value="2.6214957" calcext:value-type="float">
            <text:p>2.6214957</text:p>
          </table:table-cell>
          <table:table-cell table:style-name="ce3" office:value-type="float" office:value="2.7461243" calcext:value-type="float">
            <text:p>2.7461243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87.624245" calcext:value-type="float">
            <text:p>87.624245</text:p>
          </table:table-cell>
          <table:table-cell table:style-name="ce3" office:value-type="float" office:value="6.998096" calcext:value-type="float">
            <text:p>6.998096</text:p>
          </table:table-cell>
          <table:table-cell table:style-name="ce3" office:value-type="float" office:value="3.086863" calcext:value-type="float">
            <text:p>3.086863</text:p>
          </table:table-cell>
          <table:table-cell table:style-name="ce3" office:value-type="float" office:value="2.2907934" calcext:value-type="float">
            <text:p>2.2907934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8.452255" calcext:value-type="float">
            <text:p>88.452255</text:p>
          </table:table-cell>
          <table:table-cell table:style-name="ce3" office:value-type="float" office:value="6.6379843" calcext:value-type="float">
            <text:p>6.6379843</text:p>
          </table:table-cell>
          <table:table-cell table:style-name="ce3" office:value-type="float" office:value="3.1443594" calcext:value-type="float">
            <text:p>3.1443594</text:p>
          </table:table-cell>
          <table:table-cell table:style-name="ce3" office:value-type="float" office:value="1.765399" calcext:value-type="float">
            <text:p>1.7653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87.93507" calcext:value-type="float">
            <text:p>87.93507</text:p>
          </table:table-cell>
          <table:table-cell table:style-name="ce3" office:value-type="float" office:value="7.269494" calcext:value-type="float">
            <text:p>7.269494</text:p>
          </table:table-cell>
          <table:table-cell table:style-name="ce3" office:value-type="float" office:value="3.3791137" calcext:value-type="float">
            <text:p>3.3791137</text:p>
          </table:table-cell>
          <table:table-cell table:style-name="ce3" office:value-type="float" office:value="1.4163257" calcext:value-type="float">
            <text:p>1.41632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7:31:43.601905183</meta:creation-date>
    <dc:date>2017-12-30T18:00:12.681507596</dc:date>
    <meta:editing-duration>PT7M48S</meta:editing-duration>
    <meta:editing-cycles>1</meta:editing-cycles>
    <meta:generator>LibreOffice/5.1.6.2$Linux_X86_64 LibreOffice_project/10m0$Build-2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25cm" svg:height="13.281cm" xlink:href=".." xlink:type="simple" chart:class="chart:line" chart:style-name="ch1">
        <chart:title svg:x="8.507cm" svg:y="0.401cm" chart:style-name="ch2">
          <text:p>Count  of each case status for each Year</text:p>
        </chart:title>
        <chart:legend chart:legend-position="end" svg:x="19.859cm" svg:y="5.594cm" style:legend-expansion="high" chart:style-name="ch3"/>
        <chart:plot-area chart:style-name="ch4" table:cell-range-address="Sheet1.A6:Sheet1.E12" chart:data-source-has-labels="both" svg:x="1.515cm" svg:y="1.445cm" svg:width="17.84cm" svg:height="10.59cm">
          <chartooo:coordinate-region svg:x="2.877cm" svg:y="1.644cm" svg:width="16.106cm" svg:height="9.744cm"/>
          <chart:axis chart:dimension="x" chart:name="primary-x" chart:style-name="ch5" chartooo:axis-type="auto">
            <chartooo:date-scale/>
            <chart:title svg:x="10.06cm" svg:y="12.3cm" chart:style-name="ch6">
              <text:p>Year</text:p>
            </chart:title>
            <chart:categories table:cell-range-address="Sheet1.A7:Sheet1.A12"/>
          </chart:axis>
          <chart:axis chart:dimension="y" chart:name="primary-y" chart:style-name="ch5">
            <chart:title svg:x="0.451cm" svg:y="8.504cm" chart:style-name="ch7">
              <text:p>Number of Applications </text:p>
            </chart:title>
            <chart:grid chart:style-name="ch8" chart:class="major"/>
          </chart:axis>
          <chart:series chart:style-name="ch9" chart:values-cell-range-address="Sheet1.B7:Sheet1.B12" chart:label-cell-address="Sheet1.B6:Sheet1.B6" chart:class="chart:line">
            <chart:data-point chart:repeated="6"/>
          </chart:series>
          <chart:series chart:style-name="ch10" chart:values-cell-range-address="Sheet1.C7:Sheet1.C12" chart:label-cell-address="Sheet1.C6:Sheet1.C6" chart:class="chart:line">
            <chart:data-point chart:repeated="6"/>
          </chart:series>
          <chart:series chart:style-name="ch11" chart:values-cell-range-address="Sheet1.D7:Sheet1.D12" chart:label-cell-address="Sheet1.D6:Sheet1.D6" chart:class="chart:line">
            <chart:data-point chart:repeated="6"/>
          </chart:series>
          <chart:series chart:style-name="ch12" chart:values-cell-range-address="Sheet1.E7:Sheet1.E12" chart:label-cell-address="Sheet1.E6:Sheet1.E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6:Sheet1.B6</svg:desc>
                </draw:g>
              </table:table-cell>
              <table:table-cell office:value-type="string">
                <text:p>CERTIFIED-WITHDRAWN</text:p>
                <draw:g>
                  <svg:desc>Sheet1.C6:Sheet1.C6</svg:desc>
                </draw:g>
              </table:table-cell>
              <table:table-cell office:value-type="string">
                <text:p>WITHDRAWN</text:p>
                <draw:g>
                  <svg:desc>Sheet1.D6:Sheet1.D6</svg:desc>
                </draw:g>
              </table:table-cell>
              <table:table-cell office:value-type="string">
                <text:p>DENIED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7:Sheet1.A12</svg:desc>
                </draw:g>
              </table:table-cell>
              <table:table-cell office:value-type="float" office:value="307936">
                <text:p>307936</text:p>
                <draw:g>
                  <svg:desc>Sheet1.B7:Sheet1.B12</svg:desc>
                </draw:g>
              </table:table-cell>
              <table:table-cell office:value-type="float" office:value="11596">
                <text:p>11596</text:p>
                <draw:g>
                  <svg:desc>Sheet1.C7:Sheet1.C12</svg:desc>
                </draw:g>
              </table:table-cell>
              <table:table-cell office:value-type="float" office:value="10105">
                <text:p>10105</text:p>
                <draw:g>
                  <svg:desc>Sheet1.D7:Sheet1.D12</svg:desc>
                </draw:g>
              </table:table-cell>
              <table:table-cell office:value-type="float" office:value="29130">
                <text:p>29130</text:p>
                <draw:g>
                  <svg:desc>Sheet1.E7:Sheet1.E12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12141">
                <text:p>12141</text:p>
              </table:table-cell>
              <table:table-cell office:value-type="float" office:value="11590">
                <text:p>11590</text:p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15cm" svg:height="13.282cm" xlink:href=".." xlink:type="simple" chart:class="chart:line" chart:style-name="ch1">
        <chart:title svg:x="8.068cm" svg:y="0.401cm" chart:style-name="ch2">
          <text:p>Percentage on total application for each Year</text:p>
        </chart:title>
        <chart:legend chart:legend-position="end" svg:x="19.749cm" svg:y="5.595cm" style:legend-expansion="high" chart:style-name="ch3"/>
        <chart:plot-area chart:style-name="ch4" table:cell-range-address="Sheet1.A49:Sheet1.E55" chart:data-source-has-labels="both" svg:x="1.513cm" svg:y="1.445cm" svg:width="17.734cm" svg:height="10.591cm">
          <chartooo:coordinate-region svg:x="2.134cm" svg:y="1.644cm" svg:width="16.555cm" svg:height="9.745cm"/>
          <chart:axis chart:dimension="x" chart:name="primary-x" chart:style-name="ch5" chartooo:axis-type="auto">
            <chartooo:date-scale/>
            <chart:title svg:x="10.005cm" svg:y="12.301cm" chart:style-name="ch6">
              <text:p>Year</text:p>
            </chart:title>
            <chart:categories table:cell-range-address="Sheet1.A50:Sheet1.A55"/>
          </chart:axis>
          <chart:axis chart:dimension="y" chart:name="primary-y" chart:style-name="ch5">
            <chart:title svg:x="0.451cm" svg:y="9.126cm" chart:style-name="ch7">
              <text:p>Percentage on Total Applications</text:p>
            </chart:title>
            <chart:grid chart:style-name="ch8" chart:class="major"/>
          </chart:axis>
          <chart:series chart:style-name="ch9" chart:values-cell-range-address="Sheet1.B50:Sheet1.B55" chart:label-cell-address="Sheet1.B49:Sheet1.B49" chart:class="chart:line">
            <chart:data-point chart:repeated="6"/>
          </chart:series>
          <chart:series chart:style-name="ch10" chart:values-cell-range-address="Sheet1.C50:Sheet1.C55" chart:label-cell-address="Sheet1.C49:Sheet1.C49" chart:class="chart:line">
            <chart:data-point chart:repeated="6"/>
          </chart:series>
          <chart:series chart:style-name="ch11" chart:values-cell-range-address="Sheet1.D50:Sheet1.D55" chart:label-cell-address="Sheet1.D49:Sheet1.D49" chart:class="chart:line">
            <chart:data-point chart:repeated="6"/>
          </chart:series>
          <chart:series chart:style-name="ch12" chart:values-cell-range-address="Sheet1.E50:Sheet1.E55" chart:label-cell-address="Sheet1.E49:Sheet1.E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49:Sheet1.B49</svg:desc>
                </draw:g>
              </table:table-cell>
              <table:table-cell office:value-type="string">
                <text:p>CERTIFIED-WITHDRAWN</text:p>
                <draw:g>
                  <svg:desc>Sheet1.C49:Sheet1.C49</svg:desc>
                </draw:g>
              </table:table-cell>
              <table:table-cell office:value-type="string">
                <text:p>WITHDRAWN</text:p>
                <draw:g>
                  <svg:desc>Sheet1.D49:Sheet1.D49</svg:desc>
                </draw:g>
              </table:table-cell>
              <table:table-cell office:value-type="string">
                <text:p>DENIED</text:p>
                <draw:g>
                  <svg:desc>Sheet1.E49:Sheet1.E49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50:Sheet1.A55</svg:desc>
                </draw:g>
              </table:table-cell>
              <table:table-cell office:value-type="float" office:value="85.83175">
                <text:p>85.83175</text:p>
                <draw:g>
                  <svg:desc>Sheet1.B50:Sheet1.B55</svg:desc>
                </draw:g>
              </table:table-cell>
              <table:table-cell office:value-type="float" office:value="3.2321813">
                <text:p>3.2321813</text:p>
                <draw:g>
                  <svg:desc>Sheet1.C50:Sheet1.C55</svg:desc>
                </draw:g>
              </table:table-cell>
              <table:table-cell office:value-type="float" office:value="2.8165913">
                <text:p>2.8165913</text:p>
                <draw:g>
                  <svg:desc>Sheet1.D50:Sheet1.D55</svg:desc>
                </draw:g>
              </table:table-cell>
              <table:table-cell office:value-type="float" office:value="8.119476">
                <text:p>8.119476</text:p>
                <draw:g>
                  <svg:desc>Sheet1.E50:Sheet1.E55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56125">
                <text:p>84.856125</text:p>
              </table:table-cell>
              <table:table-cell office:value-type="float" office:value="7.487362">
                <text:p>7.487362</text:p>
              </table:table-cell>
              <table:table-cell office:value-type="float" office:value="2.5805628">
                <text:p>2.5805628</text:p>
              </table:table-cell>
              <table:table-cell office:value-type="float" office:value="5.075949">
                <text:p>5.07594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1816">
                <text:p>86.61816</text:p>
              </table:table-cell>
              <table:table-cell office:value-type="float" office:value="8.014222">
                <text:p>8.014222</text:p>
              </table:table-cell>
              <table:table-cell office:value-type="float" office:value="2.6214957">
                <text:p>2.6214957</text:p>
              </table:table-cell>
              <table:table-cell office:value-type="float" office:value="2.7461243">
                <text:p>2.746124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4245">
                <text:p>87.624245</text:p>
              </table:table-cell>
              <table:table-cell office:value-type="float" office:value="6.998096">
                <text:p>6.998096</text:p>
              </table:table-cell>
              <table:table-cell office:value-type="float" office:value="3.086863">
                <text:p>3.086863</text:p>
              </table:table-cell>
              <table:table-cell office:value-type="float" office:value="2.2907934">
                <text:p>2.29079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2255">
                <text:p>88.452255</text:p>
              </table:table-cell>
              <table:table-cell office:value-type="float" office:value="6.6379843">
                <text:p>6.6379843</text:p>
              </table:table-cell>
              <table:table-cell office:value-type="float" office:value="3.1443594">
                <text:p>3.1443594</text:p>
              </table:table-cell>
              <table:table-cell office:value-type="float" office:value="1.765399">
                <text:p>1.76539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3507">
                <text:p>87.93507</text:p>
              </table:table-cell>
              <table:table-cell office:value-type="float" office:value="7.269494">
                <text:p>7.269494</text:p>
              </table:table-cell>
              <table:table-cell office:value-type="float" office:value="3.3791137">
                <text:p>3.3791137</text:p>
              </table:table-cell>
              <table:table-cell office:value-type="float" office:value="1.4163257">
                <text:p>1.4163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